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528" officeooo:paragraph-rsid="000ad528"/>
    </style:style>
    <style:style style:name="P2" style:family="paragraph" style:parent-style-name="Standard">
      <style:text-properties fo:language="ru" fo:country="RU" officeooo:rsid="000ad528" officeooo:paragraph-rsid="000ad528"/>
    </style:style>
    <style:style style:name="P3" style:family="paragraph" style:parent-style-name="Standard">
      <style:text-properties fo:language="ru" fo:country="RU" officeooo:rsid="000ad528" officeooo:paragraph-rsid="000b6c6c"/>
    </style:style>
    <style:style style:name="P4" style:family="paragraph" style:parent-style-name="Standard">
      <style:text-properties fo:language="ru" fo:country="RU" officeooo:rsid="000b6c6c" officeooo:paragraph-rsid="000b6c6c"/>
    </style:style>
    <style:style style:name="P5" style:family="paragraph" style:parent-style-name="Standard">
      <style:text-properties fo:language="ru" fo:country="RU" officeooo:rsid="000ea919" officeooo:paragraph-rsid="000ea919"/>
    </style:style>
    <style:style style:name="P6" style:family="paragraph" style:parent-style-name="Standard">
      <style:text-properties fo:language="ru" fo:country="RU" officeooo:rsid="0010119b" officeooo:paragraph-rsid="0010119b"/>
    </style:style>
    <style:style style:name="P7" style:family="paragraph" style:parent-style-name="Standard">
      <style:text-properties fo:language="ru" fo:country="RU" officeooo:rsid="001beb68" officeooo:paragraph-rsid="001beb68"/>
    </style:style>
    <style:style style:name="P8" style:family="paragraph" style:parent-style-name="Standard">
      <style:text-properties fo:language="ru" fo:country="RU" fo:font-style="italic" fo:font-weight="bold" officeooo:rsid="0010119b" officeooo:paragraph-rsid="0010119b" style:font-style-asian="italic" style:font-weight-asian="bold" style:font-style-complex="italic" style:font-weight-complex="bold"/>
    </style:style>
    <style:style style:name="P9" style:family="paragraph" style:parent-style-name="Standard">
      <style:text-properties fo:language="ru" fo:country="RU" fo:font-style="normal" officeooo:rsid="0010119b" officeooo:paragraph-rsid="0010119b" style:font-style-asian="normal" style:font-style-complex="normal"/>
    </style:style>
    <style:style style:name="P10" style:family="paragraph" style:parent-style-name="Standard">
      <style:text-properties fo:language="ru" fo:country="RU" fo:font-style="normal" officeooo:rsid="0024776b" officeooo:paragraph-rsid="0026bc98" style:font-style-asian="normal" style:font-style-complex="normal"/>
    </style:style>
    <style:style style:name="P11" style:family="paragraph" style:parent-style-name="Standard">
      <style:text-properties fo:language="ru" fo:country="RU" fo:font-style="normal" officeooo:rsid="0027798d" officeooo:paragraph-rsid="0027798d" style:font-style-asian="normal" style:font-style-complex="normal"/>
    </style:style>
    <style:style style:name="P12" style:family="paragraph" style:parent-style-name="Standard">
      <style:text-properties fo:language="ru" fo:country="RU" fo:font-style="normal" officeooo:rsid="0029f81b" officeooo:paragraph-rsid="0029f81b" style:font-style-asian="normal" style:font-style-complex="normal"/>
    </style:style>
    <style:style style:name="P13" style:family="paragraph" style:parent-style-name="Standard">
      <style:text-properties fo:language="ru" fo:country="RU" fo:font-style="normal" officeooo:rsid="0029f81b" officeooo:paragraph-rsid="002cb28f" style:font-style-asian="normal" style:font-style-complex="normal"/>
    </style:style>
    <style:style style:name="P14" style:family="paragraph" style:parent-style-name="Standard">
      <style:text-properties fo:language="ru" fo:country="RU" fo:font-style="normal" officeooo:rsid="0029f81b" officeooo:paragraph-rsid="0042c838" style:font-style-asian="normal" style:font-style-complex="normal"/>
    </style:style>
    <style:style style:name="P15" style:family="paragraph" style:parent-style-name="Standard">
      <style:text-properties fo:language="ru" fo:country="RU" fo:font-style="normal" officeooo:rsid="0029f81b" officeooo:paragraph-rsid="0046beb8" style:font-style-asian="normal" style:font-style-complex="normal"/>
    </style:style>
    <style:style style:name="P16" style:family="paragraph" style:parent-style-name="Standard">
      <style:text-properties fo:language="ru" fo:country="RU" fo:font-style="normal" officeooo:rsid="0029f81b" officeooo:paragraph-rsid="0048d245" style:font-style-asian="normal" style:font-style-complex="normal"/>
    </style:style>
    <style:style style:name="P17" style:family="paragraph" style:parent-style-name="Standard">
      <style:text-properties fo:language="ru" fo:country="RU" fo:font-style="normal" officeooo:rsid="0032df28" officeooo:paragraph-rsid="003417b6" style:font-style-asian="normal" style:font-style-complex="normal"/>
    </style:style>
    <style:style style:name="P18" style:family="paragraph" style:parent-style-name="Standard">
      <style:text-properties fo:language="ru" fo:country="RU" fo:font-style="normal" officeooo:rsid="00377ba4" officeooo:paragraph-rsid="0038c8ee" style:font-style-asian="normal" style:font-style-complex="normal"/>
    </style:style>
    <style:style style:name="P19" style:family="paragraph" style:parent-style-name="Standard">
      <style:text-properties fo:language="ru" fo:country="RU" fo:font-style="normal" officeooo:rsid="00398654" officeooo:paragraph-rsid="00398654" style:font-style-asian="normal" style:font-style-complex="normal"/>
    </style:style>
    <style:style style:name="P20" style:family="paragraph" style:parent-style-name="Standard">
      <style:text-properties fo:language="ru" fo:country="RU" fo:font-style="normal" officeooo:rsid="003beaf1" officeooo:paragraph-rsid="003dd133" style:font-style-asian="normal" style:font-style-complex="normal"/>
    </style:style>
    <style:style style:name="P21" style:family="paragraph" style:parent-style-name="Standard">
      <style:text-properties fo:language="ru" fo:country="RU" fo:font-style="normal" officeooo:rsid="003beaf1" officeooo:paragraph-rsid="0041b041" style:font-style-asian="normal" style:font-style-complex="normal"/>
    </style:style>
    <style:style style:name="P22" style:family="paragraph" style:parent-style-name="Standard">
      <style:text-properties fo:language="ru" fo:country="RU" fo:font-style="normal" officeooo:rsid="003fbf32" officeooo:paragraph-rsid="003fbf32" style:font-style-asian="normal" style:font-style-complex="normal"/>
    </style:style>
    <style:style style:name="P23" style:family="paragraph" style:parent-style-name="Standard">
      <style:text-properties fo:language="ru" fo:country="RU" fo:font-style="normal" officeooo:rsid="0048d245" officeooo:paragraph-rsid="004b7bcc" style:font-style-asian="normal" style:font-style-complex="normal"/>
    </style:style>
    <style:style style:name="P24" style:family="paragraph" style:parent-style-name="Standard">
      <style:text-properties fo:language="ru" fo:country="RU" fo:font-style="normal" officeooo:rsid="0048d245" officeooo:paragraph-rsid="004b86ab" style:font-style-asian="normal" style:font-style-complex="normal"/>
    </style:style>
    <style:style style:name="P25" style:family="paragraph" style:parent-style-name="Standard">
      <style:text-properties fo:language="ru" fo:country="RU" fo:font-style="normal" officeooo:rsid="0048d245" officeooo:paragraph-rsid="004d046c" style:font-style-asian="normal" style:font-style-complex="normal"/>
    </style:style>
    <style:style style:name="P26" style:family="paragraph" style:parent-style-name="Standard">
      <style:text-properties fo:language="ru" fo:country="RU" fo:font-style="normal" officeooo:rsid="004ddfaa" officeooo:paragraph-rsid="004ddfaa" style:font-style-asian="normal" style:font-style-complex="normal"/>
    </style:style>
    <style:style style:name="P27" style:family="paragraph" style:parent-style-name="Standard">
      <style:text-properties fo:language="ru" fo:country="RU" fo:font-style="normal" officeooo:rsid="00516fb1" officeooo:paragraph-rsid="005c1946" style:font-style-asian="normal" style:font-style-complex="normal"/>
    </style:style>
    <style:style style:name="P28" style:family="paragraph" style:parent-style-name="Standard">
      <style:text-properties fo:language="ru" fo:country="RU" fo:font-style="normal" officeooo:rsid="0051ee82" officeooo:paragraph-rsid="0051ee82" style:font-style-asian="normal" style:font-style-complex="normal"/>
    </style:style>
    <style:style style:name="P29" style:family="paragraph" style:parent-style-name="Standard">
      <style:text-properties fo:language="ru" fo:country="RU" fo:font-style="normal" officeooo:rsid="0053785b" officeooo:paragraph-rsid="0053785b" style:font-style-asian="normal" style:font-style-complex="normal"/>
    </style:style>
    <style:style style:name="P30" style:family="paragraph" style:parent-style-name="Standard">
      <style:text-properties fo:language="ru" fo:country="RU" fo:font-style="normal" officeooo:rsid="0054bc95" officeooo:paragraph-rsid="0055ac6d" style:font-style-asian="normal" style:font-style-complex="normal"/>
    </style:style>
    <style:style style:name="P31" style:family="paragraph" style:parent-style-name="Standard">
      <style:text-properties fo:language="ru" fo:country="RU" fo:font-style="normal" officeooo:rsid="0056c87c" officeooo:paragraph-rsid="0056c87c" style:font-style-asian="normal" style:font-style-complex="normal"/>
    </style:style>
    <style:style style:name="P32" style:family="paragraph" style:parent-style-name="Standard">
      <style:text-properties fo:font-size="18pt" fo:language="ru" fo:country="RU" fo:font-weight="bold" officeooo:rsid="001beb68" officeooo:paragraph-rsid="001beb68" style:font-size-asian="18pt" style:font-weight-asian="bold" style:font-size-complex="18pt" style:font-weight-complex="bold"/>
    </style:style>
    <style:style style:name="P33" style:family="paragraph" style:parent-style-name="Standard">
      <style:text-properties style:text-position="0% 100%" fo:language="ru" fo:country="RU" fo:font-style="normal" officeooo:rsid="0027798d" officeooo:paragraph-rsid="0027798d" style:font-style-asian="normal" style:font-style-complex="normal"/>
    </style:style>
    <style:style style:name="P34" style:family="paragraph" style:parent-style-name="Standard">
      <style:text-properties style:text-position="0% 100%" fo:language="ru" fo:country="RU" fo:font-style="normal" officeooo:rsid="002cb28f" officeooo:paragraph-rsid="0029f81b" style:font-style-asian="normal" style:font-style-complex="normal"/>
    </style:style>
    <style:style style:name="P35" style:family="paragraph" style:parent-style-name="Standard">
      <style:text-properties style:text-position="0% 100%" fo:language="ru" fo:country="RU" fo:font-style="normal" officeooo:rsid="0031c159" officeooo:paragraph-rsid="002cb28f" style:font-style-asian="normal" style:font-style-complex="normal"/>
    </style:style>
    <style:style style:name="P36" style:family="paragraph" style:parent-style-name="Standard">
      <style:text-properties style:text-position="0% 100%" fo:language="ru" fo:country="RU" fo:font-style="normal" fo:font-weight="normal" officeooo:rsid="003417b6" officeooo:paragraph-rsid="003417b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position="0% 100%" fo:language="ru" fo:country="RU" fo:font-style="normal" fo:font-weight="normal" officeooo:rsid="00377ba4" officeooo:paragraph-rsid="003417b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position="0% 100%" fo:language="ru" fo:country="RU" fo:font-style="normal" fo:font-weight="normal" officeooo:rsid="00377ba4" officeooo:paragraph-rsid="0038c8e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text-position="0% 100%" fo:language="ru" fo:country="RU" fo:font-style="normal" fo:font-weight="normal" officeooo:rsid="0038c8ee" officeooo:paragraph-rsid="0038c8e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position="0% 100%" fo:language="ru" fo:country="RU" fo:font-style="normal" fo:font-weight="normal" officeooo:rsid="0035c26f" officeooo:paragraph-rsid="003417b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position="0% 100%" fo:language="ru" fo:country="RU" fo:font-style="normal" fo:font-weight="normal" officeooo:rsid="003beaf1" officeooo:paragraph-rsid="003dd13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position="0% 100%" fo:language="ru" fo:country="RU" fo:font-style="normal" fo:font-weight="normal" officeooo:rsid="003beaf1" officeooo:paragraph-rsid="003beaf1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text-position="0% 100%" fo:language="ru" fo:country="RU" fo:font-style="normal" fo:font-weight="normal" officeooo:rsid="002cb28f" officeooo:paragraph-rsid="0041b04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text-position="0% 100%" fo:language="ru" fo:country="RU" fo:font-style="normal" fo:font-weight="normal" officeooo:rsid="0031c159" officeooo:paragraph-rsid="0042c83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text-position="0% 100%" fo:language="ru" fo:country="RU" fo:font-style="normal" fo:font-weight="normal" officeooo:rsid="0046beb8" officeooo:paragraph-rsid="0046beb8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position="0% 100%" fo:language="ru" fo:country="RU" fo:font-style="normal" fo:font-weight="normal" officeooo:rsid="0048bdae" officeooo:paragraph-rsid="0048d24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text-position="0% 100%" fo:language="ru" fo:country="RU" fo:font-style="normal" fo:font-weight="normal" officeooo:rsid="0048d245" officeooo:paragraph-rsid="0048d24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position="0% 100%" fo:language="ru" fo:country="RU" fo:font-style="normal" fo:font-weight="normal" officeooo:rsid="0048d984" officeooo:paragraph-rsid="0048d24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position="0% 100%" fo:language="ru" fo:country="RU" fo:font-style="normal" fo:font-weight="normal" officeooo:rsid="0048d984" officeooo:paragraph-rsid="004b7bc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text-position="0% 100%" fo:language="ru" fo:country="RU" fo:font-style="normal" fo:font-weight="normal" officeooo:rsid="0048d984" officeooo:paragraph-rsid="004b86a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text-position="0% 100%" fo:language="ru" fo:country="RU" fo:font-style="normal" fo:font-weight="normal" officeooo:rsid="0048d984" officeooo:paragraph-rsid="004d046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position="0% 100%" fo:language="ru" fo:country="RU" fo:font-style="normal" fo:font-weight="normal" officeooo:rsid="004e0dd3" officeooo:paragraph-rsid="004ddfa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position="0% 100%" fo:language="ru" fo:country="RU" fo:font-style="normal" fo:font-weight="normal" officeooo:rsid="004e0dd3" officeooo:paragraph-rsid="005c194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position="0% 100%" fo:language="ru" fo:country="RU" fo:font-style="normal" fo:font-weight="normal" officeooo:rsid="00516fb1" officeooo:paragraph-rsid="00516fb1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position="0% 100%" fo:language="ru" fo:country="RU" fo:font-style="normal" fo:font-weight="normal" officeooo:rsid="0051ee82" officeooo:paragraph-rsid="0051ee8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position="0% 100%" fo:language="ru" fo:country="RU" fo:font-style="normal" fo:font-weight="normal" officeooo:rsid="0053785b" officeooo:paragraph-rsid="0053785b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position="0% 100%" fo:language="ru" fo:country="RU" fo:font-style="normal" fo:font-weight="normal" officeooo:rsid="0055ac6d" officeooo:paragraph-rsid="0055ac6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text-position="0% 100%" fo:language="ru" fo:country="RU" fo:font-style="normal" fo:font-weight="normal" officeooo:rsid="00579df9" officeooo:paragraph-rsid="0056c87c" style:font-style-asian="normal" style:font-weight-asian="normal" style:font-style-complex="normal" style:font-weight-complex="normal"/>
    </style:style>
    <style:style style:name="T1" style:family="text">
      <style:text-properties officeooo:rsid="000b6c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c6c" style:font-weight-asian="bold" style:font-weight-complex="bold"/>
    </style:style>
    <style:style style:name="T4" style:family="text">
      <style:text-properties fo:font-weight="bold" officeooo:rsid="000d8820" style:font-weight-asian="bold" style:font-weight-complex="bold"/>
    </style:style>
    <style:style style:name="T5" style:family="text">
      <style:text-properties fo:font-weight="bold" officeooo:rsid="0024459b" style:font-weight-asian="bold" style:font-weight-complex="bold"/>
    </style:style>
    <style:style style:name="T6" style:family="text">
      <style:text-properties fo:font-weight="bold" officeooo:rsid="0024776b" style:font-weight-asian="bold" style:font-weight-complex="bold"/>
    </style:style>
    <style:style style:name="T7" style:family="text">
      <style:text-properties fo:font-weight="bold" officeooo:rsid="0026674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6c6c" style:font-weight-asian="normal" style:font-weight-complex="normal"/>
    </style:style>
    <style:style style:name="T10" style:family="text">
      <style:text-properties fo:font-weight="normal" officeooo:rsid="00160181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weight="normal" officeooo:rsid="000b6c6c" style:font-weight-asian="normal" style:font-weight-complex="normal"/>
    </style:style>
    <style:style style:name="T14" style:family="text">
      <style:text-properties style:text-position="super 58%" fo:font-weight="normal" officeooo:rsid="0038c8ee" style:font-weight-asian="normal" style:font-weight-complex="normal"/>
    </style:style>
    <style:style style:name="T15" style:family="text">
      <style:text-properties style:text-position="super 58%" fo:font-weight="normal" officeooo:rsid="0027798d" style:font-weight-asian="normal" style:font-weight-complex="normal"/>
    </style:style>
    <style:style style:name="T16" style:family="text">
      <style:text-properties style:text-position="super 58%" fo:font-weight="normal" officeooo:rsid="0031c159" style:font-weight-asian="normal" style:font-weight-complex="normal"/>
    </style:style>
    <style:style style:name="T17" style:family="text">
      <style:text-properties style:text-position="super 58%" fo:font-weight="normal" officeooo:rsid="003fbf32" style:font-weight-asian="normal" style:font-weight-complex="normal"/>
    </style:style>
    <style:style style:name="T18" style:family="text">
      <style:text-properties style:text-position="super 58%" fo:font-weight="bold" style:font-weight-asian="bold" style:font-weight-complex="bold"/>
    </style:style>
    <style:style style:name="T19" style:family="text">
      <style:text-properties style:text-position="super 58%" fo:font-weight="bold" officeooo:rsid="00145b5b" style:font-weight-asian="bold" style:font-weight-complex="bold"/>
    </style:style>
    <style:style style:name="T20" style:family="text">
      <style:text-properties style:text-position="super 58%" fo:font-weight="bold" officeooo:rsid="0027798d" style:font-weight-asian="bold" style:font-weight-complex="bold"/>
    </style:style>
    <style:style style:name="T21" style:family="text">
      <style:text-properties style:text-position="super 58%" fo:font-weight="bold" officeooo:rsid="0031c159" style:font-weight-asian="bold" style:font-weight-complex="bold"/>
    </style:style>
    <style:style style:name="T22" style:family="text">
      <style:text-properties style:text-position="super 58%" fo:font-weight="bold" officeooo:rsid="003fbf32" style:font-weight-asian="bold" style:font-weight-complex="bold"/>
    </style:style>
    <style:style style:name="T23" style:family="text">
      <style:text-properties style:text-position="super 58%" officeooo:rsid="0027798d"/>
    </style:style>
    <style:style style:name="T24" style:family="text">
      <style:text-properties style:text-position="super 58%" officeooo:rsid="0031c159"/>
    </style:style>
    <style:style style:name="T25" style:family="text">
      <style:text-properties style:text-position="super 58%" officeooo:rsid="003417b6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normal" style:font-weight-asian="normal" style:font-weight-complex="normal"/>
    </style:style>
    <style:style style:name="T28" style:family="text">
      <style:text-properties style:text-position="0% 100%" fo:font-weight="normal" officeooo:rsid="000b6c6c" style:font-weight-asian="normal" style:font-weight-complex="normal"/>
    </style:style>
    <style:style style:name="T29" style:family="text">
      <style:text-properties style:text-position="0% 100%" fo:font-weight="normal" officeooo:rsid="003417b6" style:font-weight-asian="normal" style:font-weight-complex="normal"/>
    </style:style>
    <style:style style:name="T30" style:family="text">
      <style:text-properties style:text-position="0% 100%" fo:font-weight="normal" officeooo:rsid="002cb28f" style:font-weight-asian="normal" style:font-weight-complex="normal"/>
    </style:style>
    <style:style style:name="T31" style:family="text">
      <style:text-properties style:text-position="0% 100%" fo:font-weight="normal" officeooo:rsid="0035c26f" style:font-weight-asian="normal" style:font-weight-complex="normal"/>
    </style:style>
    <style:style style:name="T32" style:family="text">
      <style:text-properties style:text-position="0% 100%" fo:font-weight="normal" officeooo:rsid="00377ba4" style:font-weight-asian="normal" style:font-weight-complex="normal"/>
    </style:style>
    <style:style style:name="T33" style:family="text">
      <style:text-properties style:text-position="0% 100%" fo:font-weight="normal" officeooo:rsid="0038c8ee" style:font-weight-asian="normal" style:font-weight-complex="normal"/>
    </style:style>
    <style:style style:name="T34" style:family="text">
      <style:text-properties style:text-position="0% 100%" fo:font-weight="normal" officeooo:rsid="0029f81b" style:font-weight-asian="normal" style:font-weight-complex="normal"/>
    </style:style>
    <style:style style:name="T35" style:family="text">
      <style:text-properties style:text-position="0% 100%" fo:font-weight="normal" officeooo:rsid="0027798d" style:font-weight-asian="normal" style:font-weight-complex="normal"/>
    </style:style>
    <style:style style:name="T36" style:family="text">
      <style:text-properties style:text-position="0% 100%" fo:font-weight="normal" officeooo:rsid="0031c159" style:font-weight-asian="normal" style:font-weight-complex="normal"/>
    </style:style>
    <style:style style:name="T37" style:family="text">
      <style:text-properties style:text-position="0% 100%" fo:font-weight="normal" officeooo:rsid="0032df28" style:font-weight-asian="normal" style:font-weight-complex="normal"/>
    </style:style>
    <style:style style:name="T38" style:family="text">
      <style:text-properties style:text-position="0% 100%" fo:font-weight="normal" officeooo:rsid="003fbf32" style:font-weight-asian="normal" style:font-weight-complex="normal"/>
    </style:style>
    <style:style style:name="T39" style:family="text">
      <style:text-properties style:text-position="0% 100%" fo:font-weight="normal" officeooo:rsid="0043aaea" style:font-weight-asian="normal" style:font-weight-complex="normal"/>
    </style:style>
    <style:style style:name="T40" style:family="text">
      <style:text-properties style:text-position="0% 100%" fo:font-weight="normal" officeooo:rsid="0042c838" style:font-weight-asian="normal" style:font-weight-complex="normal"/>
    </style:style>
    <style:style style:name="T41" style:family="text">
      <style:text-properties style:text-position="0% 100%" fo:font-weight="normal" officeooo:rsid="0045079d" style:font-weight-asian="normal" style:font-weight-complex="normal"/>
    </style:style>
    <style:style style:name="T42" style:family="text">
      <style:text-properties style:text-position="0% 100%" fo:font-weight="normal" officeooo:rsid="0046beb8" style:font-weight-asian="normal" style:font-weight-complex="normal"/>
    </style:style>
    <style:style style:name="T43" style:family="text">
      <style:text-properties style:text-position="0% 100%" fo:font-weight="normal" officeooo:rsid="0048bdae" style:font-weight-asian="normal" style:font-weight-complex="normal"/>
    </style:style>
    <style:style style:name="T44" style:family="text">
      <style:text-properties style:text-position="0% 100%" fo:font-weight="normal" officeooo:rsid="0048d245" style:font-weight-asian="normal" style:font-weight-complex="normal"/>
    </style:style>
    <style:style style:name="T45" style:family="text">
      <style:text-properties style:text-position="0% 100%" fo:font-weight="normal" officeooo:rsid="0048d984" style:font-weight-asian="normal" style:font-weight-complex="normal"/>
    </style:style>
    <style:style style:name="T46" style:family="text">
      <style:text-properties style:text-position="0% 100%" fo:font-weight="normal" officeooo:rsid="004ab7d3" style:font-weight-asian="normal" style:font-weight-complex="normal"/>
    </style:style>
    <style:style style:name="T47" style:family="text">
      <style:text-properties style:text-position="0% 100%" fo:font-weight="normal" officeooo:rsid="004b86ab" style:font-weight-asian="normal" style:font-weight-complex="normal"/>
    </style:style>
    <style:style style:name="T48" style:family="text">
      <style:text-properties style:text-position="0% 100%" fo:font-weight="normal" officeooo:rsid="004d046c" style:font-weight-asian="normal" style:font-weight-complex="normal"/>
    </style:style>
    <style:style style:name="T49" style:family="text">
      <style:text-properties style:text-position="0% 100%" fo:font-weight="normal" officeooo:rsid="004e0dd3" style:font-weight-asian="normal" style:font-weight-complex="normal"/>
    </style:style>
    <style:style style:name="T50" style:family="text">
      <style:text-properties style:text-position="0% 100%" fo:font-weight="normal" officeooo:rsid="0051ee82" style:font-weight-asian="normal" style:font-weight-complex="normal"/>
    </style:style>
    <style:style style:name="T51" style:family="text">
      <style:text-properties style:text-position="0% 100%" fo:font-weight="normal" officeooo:rsid="0054bc95" style:font-weight-asian="normal" style:font-weight-complex="normal"/>
    </style:style>
    <style:style style:name="T52" style:family="text">
      <style:text-properties style:text-position="0% 100%" fo:font-weight="normal" officeooo:rsid="0055ac6d" style:font-weight-asian="normal" style:font-weight-complex="normal"/>
    </style:style>
    <style:style style:name="T53" style:family="text">
      <style:text-properties style:text-position="0% 100%" fo:font-weight="normal" officeooo:rsid="00f06b06" style:font-weight-asian="normal" style:font-weight-complex="normal"/>
    </style:style>
    <style:style style:name="T54" style:family="text">
      <style:text-properties style:text-position="0% 100%" fo:font-weight="normal" officeooo:rsid="00579df9" style:font-weight-asian="normal" style:font-weight-complex="normal"/>
    </style:style>
    <style:style style:name="T55" style:family="text">
      <style:text-properties style:text-position="0% 100%" fo:font-weight="normal" officeooo:rsid="0061d62a" style:font-weight-asian="normal" style:font-weight-complex="normal"/>
    </style:style>
    <style:style style:name="T56" style:family="text">
      <style:text-properties style:text-position="0% 100%" fo:font-weight="bold" style:font-weight-asian="bold" style:font-weight-complex="bold"/>
    </style:style>
    <style:style style:name="T57" style:family="text">
      <style:text-properties style:text-position="0% 100%" fo:font-weight="bold" officeooo:rsid="002cb28f" style:font-weight-asian="bold" style:font-weight-complex="bold"/>
    </style:style>
    <style:style style:name="T58" style:family="text">
      <style:text-properties style:text-position="0% 100%" fo:font-weight="bold" officeooo:rsid="0031c159" style:font-weight-asian="bold" style:font-weight-complex="bold"/>
    </style:style>
    <style:style style:name="T59" style:family="text">
      <style:text-properties style:text-position="0% 100%" fo:font-weight="bold" officeooo:rsid="003417b6" style:font-weight-asian="bold" style:font-weight-complex="bold"/>
    </style:style>
    <style:style style:name="T60" style:family="text">
      <style:text-properties style:text-position="0% 100%" fo:font-weight="bold" officeooo:rsid="00377ba4" style:font-weight-asian="bold" style:font-weight-complex="bold"/>
    </style:style>
    <style:style style:name="T61" style:family="text">
      <style:text-properties style:text-position="0% 100%" fo:font-weight="bold" officeooo:rsid="0038c8ee" style:font-weight-asian="bold" style:font-weight-complex="bold"/>
    </style:style>
    <style:style style:name="T62" style:family="text">
      <style:text-properties style:text-position="0% 100%" fo:font-weight="bold" officeooo:rsid="0029f81b" style:font-weight-asian="bold" style:font-weight-complex="bold"/>
    </style:style>
    <style:style style:name="T63" style:family="text">
      <style:text-properties style:text-position="0% 100%" fo:font-weight="bold" officeooo:rsid="0045079d" style:font-weight-asian="bold" style:font-weight-complex="bold"/>
    </style:style>
    <style:style style:name="T64" style:family="text">
      <style:text-properties style:text-position="0% 100%" fo:font-weight="bold" officeooo:rsid="0046beb8" style:font-weight-asian="bold" style:font-weight-complex="bold"/>
    </style:style>
    <style:style style:name="T65" style:family="text">
      <style:text-properties style:text-position="0% 100%" fo:font-weight="bold" officeooo:rsid="0048bdae" style:font-weight-asian="bold" style:font-weight-complex="bold"/>
    </style:style>
    <style:style style:name="T66" style:family="text">
      <style:text-properties style:text-position="0% 100%" fo:font-weight="bold" officeooo:rsid="0048d245" style:font-weight-asian="bold" style:font-weight-complex="bold"/>
    </style:style>
    <style:style style:name="T67" style:family="text">
      <style:text-properties style:text-position="0% 100%" fo:font-weight="bold" officeooo:rsid="0048d984" style:font-weight-asian="bold" style:font-weight-complex="bold"/>
    </style:style>
    <style:style style:name="T68" style:family="text">
      <style:text-properties style:text-position="0% 100%" fo:font-weight="bold" officeooo:rsid="004e0dd3" style:font-weight-asian="bold" style:font-weight-complex="bold"/>
    </style:style>
    <style:style style:name="T69" style:family="text">
      <style:text-properties style:text-position="0% 100%" fo:font-weight="bold" officeooo:rsid="0054bc95" style:font-weight-asian="bold" style:font-weight-complex="bold"/>
    </style:style>
    <style:style style:name="T70" style:family="text">
      <style:text-properties style:text-position="0% 100%" fo:font-weight="bold" officeooo:rsid="0055ac6d" style:font-weight-asian="bold" style:font-weight-complex="bold"/>
    </style:style>
    <style:style style:name="T71" style:family="text">
      <style:text-properties style:text-position="0% 100%" officeooo:rsid="002cb28f"/>
    </style:style>
    <style:style style:name="T72" style:family="text">
      <style:text-properties style:text-position="0% 100%" officeooo:rsid="0027798d"/>
    </style:style>
    <style:style style:name="T73" style:family="text">
      <style:text-properties style:text-position="0% 100%" officeooo:rsid="0031c159"/>
    </style:style>
    <style:style style:name="T74" style:family="text">
      <style:text-properties style:text-position="0% 100%" officeooo:rsid="0032df28"/>
    </style:style>
    <style:style style:name="T75" style:family="text">
      <style:text-properties style:text-position="0% 100%" officeooo:rsid="003417b6"/>
    </style:style>
    <style:style style:name="T76" style:family="text">
      <style:text-properties officeooo:rsid="000d8820"/>
    </style:style>
    <style:style style:name="T77" style:family="text">
      <style:text-properties officeooo:rsid="000eabb9"/>
    </style:style>
    <style:style style:name="T78" style:family="text">
      <style:text-properties officeooo:rsid="00120070"/>
    </style:style>
    <style:style style:name="T79" style:family="text">
      <style:text-properties officeooo:rsid="001f50ed"/>
    </style:style>
    <style:style style:name="T80" style:family="text">
      <style:text-properties officeooo:rsid="0024459b"/>
    </style:style>
    <style:style style:name="T81" style:family="text">
      <style:text-properties officeooo:rsid="0024776b"/>
    </style:style>
    <style:style style:name="T82" style:family="text">
      <style:text-properties officeooo:rsid="00266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Теорема <text:span text:style-name="T79">о разложении периодических дробей имеющих циклическую природу в бесконечное количество геометрических прогрессий.</text:span></text:p>
      <text:p text:style-name="P7"/>
      <text:p text:style-name="P1"/>
      <text:p text:style-name="P2">Частный случай:</text:p>
      <text:p text:style-name="P2"/>
      <text:p text:style-name="P2"><text:tab/>Число 1/7 разложимо в бесконечное количество геометрических прогрессий.</text:p>
      <text:p text:style-name="P2"/>
      <text:p text:style-name="P3"><text:tab/>Первый член геометрической прогрессии представляет собой число <text:span text:style-name="T2">a.</text:span></text:p>
      <text:p text:style-name="P3"><text:span text:style-name="T2"><text:tab/></text:span><text:span text:style-name="T9">Число</text:span><text:span text:style-name="T3"> а </text:span>составленное из любого количества цифр после запятой.</text:p>
      <text:p text:style-name="P2"><text:tab/><text:span text:style-name="T1">Т.е. a может принимать значения 0.1, 0.14, 0.142, 0.1428, 0.14285, 0.142857 и т. д.</text:span></text:p>
      <text:p text:style-name="P2"/>
      <text:p text:style-name="P2"><text:tab/><text:span text:style-name="T76">Число </text:span><text:span text:style-name="T4">A</text:span><text:span text:style-name="T76"> представляет собой целое содержащие в себе ту же последовательность <text:tab/>цифр, что и число </text:span><text:span text:style-name="T4">а</text:span><text:span text:style-name="T76">, т. е. </text:span><text:span text:style-name="T4">A</text:span><text:span text:style-name="T76"> может принимать значения: 1, 14, 142, 1428, 14285 и т. д.</text:span></text:p>
      <text:p text:style-name="P2"/>
      <text:p text:style-name="P3"><text:tab/><text:span text:style-name="T1">Знаменатель геометрической прогрессии </text:span><text:span text:style-name="T3">q</text:span><text:span text:style-name="T1"> = </text:span><text:span text:style-name="T3">m</text:span><text:span text:style-name="T1"> / </text:span><text:span text:style-name="T3">d</text:span><text:span text:style-name="T1">.</text:span></text:p>
      <text:p text:style-name="P3"/>
      <text:p text:style-name="P3"><text:span text:style-name="T1"><text:tab/>Параметр </text:span><text:span text:style-name="T3">m</text:span><text:span text:style-name="T1"> представляет собой 1 из 6 возможных остатков от деления, образующихся <text:tab/>в процессе вычисления 1/7 : [1, 3, 2, 6, 4, 5]. Параметр </text:span><text:span text:style-name="T3">m</text:span><text:span text:style-name="T1"> зависит от </text:span><text:span text:style-name="T3">a</text:span><text:span text:style-name="T9">, а именно от <text:tab/>единственного изменяющегося в a параметра — количества символов после запятой.</text:span></text:p>
      <text:p text:style-name="P4"><text:span text:style-name="T9"><text:tab/>М</text:span><text:span text:style-name="T8">ожно записать формулу </text:span><text:span text:style-name="T2">m</text:span><text:span text:style-name="T8"> = ( [lg(</text:span><text:span text:style-name="T4">A</text:span><text:span text:style-name="T8">)] — 1) % 6, где [lg(</text:span><text:span text:style-name="T4">A</text:span><text:span text:style-name="T8">)] это характеристика <text:tab/>десятичного логарифма, что тождественно количеству цифр в десятичной системе <text:tab/></text:span><text:span text:style-name="T10">c</text:span><text:span text:style-name="T8">числения.</text:span></text:p>
      <text:p text:style-name="P3"/>
      <text:p text:style-name="P3"><text:tab/><text:span text:style-name="T1">Параметр </text:span><text:span text:style-name="T3">d</text:span><text:span text:style-name="T1"> так же находится в зависимости от </text:span><text:span text:style-name="T9">[lg(</text:span><text:span text:style-name="T4">A</text:span><text:span text:style-name="T9">)] и может быть определен с<text:tab/>ледующим образом: </text:span><text:span text:style-name="T3">d</text:span><text:span text:style-name="T9"> = 10</text:span><text:span text:style-name="T13">[lg(</text:span><text:span text:style-name="T19">A</text:span><text:span text:style-name="T13">)]</text:span><text:span text:style-name="T28">. </text:span></text:p>
      <text:p text:style-name="P3"/>
      <text:p text:style-name="P5">Общий случай: </text:p>
      <text:p text:style-name="P5"/>
      <text:p text:style-name="P5"><text:tab/>Разложимо любое 1/<text:span text:style-name="T2">P</text:span>, где <text:span text:style-name="T2">P</text:span> простое число, <text:span text:style-name="T77">попадающие под категорию reptend prime, <text:tab/>но не обязательно full reptend prime.</text:span></text:p>
      <text:p text:style-name="P5"/>
      <text:p text:style-name="P8">Доказательство:</text:p>
      <text:p text:style-name="P6"/>
      <text:p text:style-name="P6"><text:tab/><text:span text:style-name="T78">Рассмотрим вначале частный случай.</text:span></text:p>
      <text:p text:style-name="P6"/>
      <text:p text:style-name="P6"><text:tab/><text:span text:style-name="T80">Формула суммы бесконечно убывающей геометрической прогрессии может быть записанна следующим образом: </text:span><text:span text:style-name="T5">S</text:span><text:span text:style-name="T80"> = </text:span><text:span text:style-name="T5">a</text:span><text:span text:style-name="T80"> / (1 — </text:span><text:span text:style-name="T5">q</text:span><text:span text:style-name="T80">). Как можно видеть — по мере увеличения количества цифр </text:span><text:span text:style-name="T5">S</text:span><text:span text:style-name="T80"> будет стрмиться к 1/7, а </text:span><text:span text:style-name="T5">q</text:span><text:span text:style-name="T80"> будет стремиться к нулю.</text:span></text:p>
      <text:p text:style-name="P9"/>
      <text:p text:style-name="P9"><text:tab/><text:span text:style-name="T81">Докажем справедливость для каждого из 6 возможных параметров </text:span><text:span text:style-name="T6">m</text:span><text:span text:style-name="T81">:</text:span></text:p>
      <text:p text:style-name="P9"/>
      <text:p text:style-name="P10"><text:tab/>При <text:span text:style-name="T2">m</text:span> = 1 мы будем иметь <text:span text:style-name="T2">a</text:span> составленное из повторений полного цикла периодической дроби 1/7, <text:span text:style-name="T82">т. е. </text:span><text:span text:style-name="T7">А</text:span><text:span text:style-name="T82"> может принимать значения: 142857, 142857142857, и т.д.</text:span></text:p>
      <text:p text:style-name="P11">Как следствие параметр <text:span text:style-name="T2">d</text:span> будет принимать значения <text:s/>10<text:span text:style-name="T11">6*(</text:span><text:span text:style-name="T18">n</text:span><text:span text:style-name="T11">+1)</text:span><text:span text:style-name="T26">, где </text:span><text:span text:style-name="T56">n</text:span><text:span text:style-name="T26"> изменяется от 0 до беск.</text:span></text:p>
      <text:p text:style-name="P33"/>
      <text:p text:style-name="P12"><text:span text:style-name="T26"><text:tab/>Проанализируем </text:span><text:span text:style-name="T56">S</text:span><text:span text:style-name="T26">, </text:span><text:span text:style-name="T71">как будет изменяться знаменатель (1-</text:span><text:span text:style-name="T57">q</text:span><text:span text:style-name="T71">):</text:span></text:p>
      <text:p text:style-name="P34"/>
      <text:p text:style-name="P13"><text:span text:style-name="T71"><text:tab/>Т.к. </text:span><text:span text:style-name="T57">q</text:span><text:span text:style-name="T71">=</text:span><text:span text:style-name="T57">m</text:span><text:span text:style-name="T71">*</text:span><text:span text:style-name="T57">d</text:span><text:span text:style-name="T71">, </text:span><text:span text:style-name="T57">m</text:span><text:span text:style-name="T71">=</text:span><text:span text:style-name="T57">1</text:span><text:span text:style-name="T71">, </text:span><text:span text:style-name="T57">d</text:span><text:span text:style-name="T71">=</text:span><text:span text:style-name="T72">10</text:span><text:span text:style-name="T23">6*(</text:span><text:span text:style-name="T20">n</text:span><text:span text:style-name="T23">+1) </text:span><text:span text:style-name="T73">мы можем записать </text:span><text:span text:style-name="T58">q</text:span><text:span text:style-name="T73">=</text:span><text:span text:style-name="T74">1/</text:span><text:span text:style-name="T58">d</text:span><text:span text:style-name="T73">=10</text:span><text:span text:style-name="T24">-6*(</text:span><text:span text:style-name="T21">n</text:span><text:span text:style-name="T24">+1)</text:span><text:span text:style-name="T73">, где n изменяется от 0 до бесконечности, и представляет собой номер очередного элемента </text:span><text:span text:style-name="T58">a</text:span><text:span text:style-name="T73">, удовлетворяющего условию </text:span><text:span text:style-name="T58">m</text:span><text:span text:style-name="T73">=1.</text:span></text:p>
      <text:p text:style-name="P35"/>
      <text:p text:style-name="P17"><text:span text:style-name="T73"><text:tab/>Т</text:span><text:span text:style-name="T26">аким образом получим что </text:span><text:span text:style-name="T75">при</text:span><text:span text:style-name="T26"> </text:span><text:span text:style-name="T71">(1-</text:span><text:span text:style-name="T57">q</text:span><text:span text:style-name="T71">) </text:span><text:span text:style-name="T26">= 1 — </text:span><text:span text:style-name="T75">1/</text:span><text:span text:style-name="T72">10</text:span><text:span text:style-name="T23">6*(</text:span><text:span text:style-name="T20">n</text:span><text:span text:style-name="T23">+1)</text:span><text:span text:style-name="T72">. </text:span></text:p>
      <text:p text:style-name="P17"><text:span text:style-name="T72"><text:tab/></text:span><text:span text:style-name="T75">При </text:span><text:span text:style-name="T59">n</text:span><text:span text:style-name="T75">=0, получим (1-</text:span><text:span text:style-name="T59">q)</text:span><text:span text:style-name="T75"> = 999999/10</text:span><text:span text:style-name="T25">6</text:span><text:span text:style-name="T29">. </text:span></text:p>
      <text:p text:style-name="P36"><text:soft-page-break/></text:p>
      <text:p text:style-name="P17"><text:span text:style-name="T29"><text:tab/>Легко увидеть что для любого n мы будем получать в </text:span><text:span text:style-name="T31">числителе</text:span><text:span text:style-name="T29"> </text:span><text:span text:style-name="T30">(1-</text:span><text:span text:style-name="T57">q</text:span><text:span text:style-name="T30">)</text:span><text:span text:style-name="T29"> число составленное из девяток в количестве 6*(</text:span><text:span text:style-name="T59">n</text:span><text:span text:style-name="T29">+1). </text:span><text:span text:style-name="T32">Знаменатель будет равен </text:span><text:span text:style-name="T60">d</text:span><text:span text:style-name="T32">, которое так же равно отношению </text:span><text:span text:style-name="T60">а</text:span><text:span text:style-name="T32"> к </text:span><text:span text:style-name="T60">А</text:span><text:span text:style-name="T32">.</text:span></text:p>
      <text:p text:style-name="P37"/>
      <text:p text:style-name="P18"><text:span text:style-name="T27">Теперь рассмотрим формулу суммы ряда при </text:span><text:span text:style-name="T56">n</text:span><text:span text:style-name="T27">=0: <text:s/></text:span></text:p>
      <text:p text:style-name="P38"/>
      <text:p text:style-name="P18"><text:span text:style-name="T27"><text:tab/>S = 0.142857 / </text:span><text:span text:style-name="T33">( 999999/10</text:span><text:span text:style-name="T14">6</text:span><text:span text:style-name="T33">), как видно мы можем сократить её.</text:span></text:p>
      <text:p text:style-name="P18"><text:span text:style-name="T33"><text:tab/>S = 142857/ 999999. Как видно — при измененнии n мы будем увеличивать каждый раз количество цифр в числителе и знаменателе на 6, т. е. Общее количество цифр 142857 повторенных </text:span><text:span text:style-name="T61">n</text:span><text:span text:style-name="T33">+1 циклов — будет соответствовать колличество цифр 9 в знаменателе.</text:span></text:p>
      <text:p text:style-name="P39"/>
      <text:p text:style-name="P19"><text:span text:style-name="T33">Т.</text:span><text:span text:style-name="T27">к. при делении любого числа в десятичной системе счисления, на число состоящее из такого</text:span><text:span text:style-name="T55"> же</text:span><text:span text:style-name="T27"> количества цифр, все из которых равны 9 — мы будем получать периодическую дробь — для любых </text:span><text:span text:style-name="T56">n </text:span><text:span text:style-name="T27">результат гарантированно равен 1/7. </text:span></text:p>
      <text:p text:style-name="P36"/>
      <text:p text:style-name="P40"/>
      <text:p text:style-name="P20"><text:span text:style-name="T27">Теперь рассмотрим </text:span><text:span text:style-name="T56">m</text:span><text:span text:style-name="T27"> = 3. </text:span></text:p>
      <text:p text:style-name="P41"/>
      <text:p text:style-name="P20"><text:span text:style-name="T27"><text:tab/>В таком случае параметр </text:span><text:span text:style-name="T56">A</text:span><text:span text:style-name="T27"> может принимать вид: 1, 1428571 итд</text:span></text:p>
      <text:p text:style-name="P22"><text:span text:style-name="T27"><text:tab/>Параметр</text:span><text:span text:style-name="T56"> d</text:span><text:span text:style-name="T27"> = 10 + </text:span><text:span text:style-name="T35">10</text:span><text:span text:style-name="T15">6*</text:span><text:span text:style-name="T20">n </text:span><text:span text:style-name="T27">= 10</text:span><text:span text:style-name="T12">6*</text:span><text:span text:style-name="T18">n</text:span><text:span text:style-name="T12">+1</text:span><text:span text:style-name="T27">.</text:span></text:p>
      <text:p text:style-name="P42"/>
      <text:p text:style-name="P21"><text:span text:style-name="T27"><text:tab/></text:span><text:span text:style-name="T34">Проанализируем </text:span><text:span text:style-name="T62">S</text:span><text:span text:style-name="T34">, </text:span><text:span text:style-name="T30">как будет изменяться знаменатель (1-</text:span><text:span text:style-name="T57">q</text:span><text:span text:style-name="T30">):</text:span></text:p>
      <text:p text:style-name="P43"/>
      <text:p text:style-name="P14"><text:span text:style-name="T30">Т.к. </text:span><text:span text:style-name="T57">q</text:span><text:span text:style-name="T30">=</text:span><text:span text:style-name="T57">m</text:span><text:span text:style-name="T30">*</text:span><text:span text:style-name="T57">d</text:span><text:span text:style-name="T30">, </text:span><text:span text:style-name="T57">m</text:span><text:span text:style-name="T30">=</text:span><text:span text:style-name="T40">3</text:span><text:span text:style-name="T30">, </text:span><text:span text:style-name="T57">d</text:span><text:span text:style-name="T30">=</text:span><text:span text:style-name="T38">10</text:span><text:span text:style-name="T17">6*</text:span><text:span text:style-name="T22">n</text:span><text:span text:style-name="T17">+1</text:span><text:span text:style-name="T15"> </text:span><text:span text:style-name="T36">мы можем записать </text:span><text:span text:style-name="T58">q</text:span><text:span text:style-name="T36">=</text:span><text:span text:style-name="T39">3</text:span><text:span text:style-name="T37">/</text:span><text:span text:style-name="T58">d</text:span><text:span text:style-name="T36">=10</text:span><text:span text:style-name="T16">6*</text:span><text:span text:style-name="T21">n</text:span><text:span text:style-name="T16">+1</text:span><text:span text:style-name="T36">, где n изменяется от 0 до бесконечности, и представляет собой номер очередного элемента </text:span><text:span text:style-name="T58">a</text:span><text:span text:style-name="T36">, удовлетворяющего условию </text:span><text:span text:style-name="T58">m</text:span><text:span text:style-name="T36">=</text:span><text:span text:style-name="T39">3</text:span><text:span text:style-name="T36">.</text:span></text:p>
      <text:p text:style-name="P44"/>
      <text:p text:style-name="P14"><text:span text:style-name="T36"><text:tab/></text:span><text:span text:style-name="T41">Таким образом (1-</text:span><text:span text:style-name="T63">q</text:span><text:span text:style-name="T41">) в при </text:span><text:span text:style-name="T63">n=0</text:span><text:span text:style-name="T41"> будет равно 7/10.</text:span></text:p>
      <text:p text:style-name="P14"><text:span text:style-name="T41"><text:tab/>Рассмотрим сумму при зависимости от </text:span><text:span text:style-name="T63">n</text:span><text:span text:style-name="T41">. </text:span><text:span text:style-name="T42">Сократим числитель и знаменатель на </text:span><text:span text:style-name="T64">d</text:span><text:span text:style-name="T42">.</text:span></text:p>
      <text:p text:style-name="P15"><text:span text:style-name="T41"><text:tab/></text:span><text:span text:style-name="T64">S</text:span><text:span text:style-name="T42"> = </text:span><text:span text:style-name="T64">A</text:span><text:span text:style-name="T42">/</text:span><text:span text:style-name="T64">denum</text:span><text:span text:style-name="T42">(</text:span><text:span text:style-name="T64">n</text:span><text:span text:style-name="T42">), где denum при n=0 равно 7, при n=1 равно 9999997, и так далее при каждом последующем </text:span><text:span text:style-name="T64">n</text:span><text:span text:style-name="T42"> к </text:span><text:span text:style-name="T64">denum </text:span><text:span text:style-name="T42">будут добавляться 6 старших разрядов с цифрами 9.</text:span></text:p>
      <text:p text:style-name="P45"/>
      <text:p text:style-name="P16"><text:span text:style-name="T43"><text:tab/>Схожим образом мы можем описать и </text:span><text:span text:style-name="T65">m</text:span><text:span text:style-name="T43">=1, а так же все </text:span><text:span text:style-name="T44">последующие.</text:span><text:span text:style-name="T43"> </text:span></text:p>
      <text:p text:style-name="P46"/>
      <text:p text:style-name="P16"><text:span text:style-name="T44">Д</text:span><text:span text:style-name="T43">ля </text:span><text:span text:style-name="T65">m</text:span><text:span text:style-name="T43">=1 </text:span><text:span text:style-name="T44">параметр</text:span><text:span text:style-name="T43"> </text:span><text:span text:style-name="T66">denum</text:span><text:span text:style-name="T44"> может принимать значения состоящие из 6*(</text:span><text:span text:style-name="T66">n</text:span><text:span text:style-name="T44">+1) цифр „9“.</text:span></text:p>
      <text:p text:style-name="P47"/>
      <text:p text:style-name="P23"><text:span text:style-name="T27">Для </text:span><text:span text:style-name="T56">m</text:span><text:span text:style-name="T27">=3 параметр </text:span><text:span text:style-name="T56">denum</text:span><text:span text:style-name="T27"> может принимать значения состоящие </text:span><text:span text:style-name="T45">из </text:span><text:span text:style-name="T27">младше</text:span><text:span text:style-name="T45">го разряда</text:span><text:span text:style-name="T27"> 7</text:span><text:span text:style-name="T45">, а так же 6*</text:span><text:span text:style-name="T67">n</text:span><text:span text:style-name="T45"> старших цифр </text:span><text:span text:style-name="T27">„9“</text:span><text:span text:style-name="T45">.</text:span></text:p>
      <text:p text:style-name="P48"/>
      <text:p text:style-name="P23"><text:span text:style-name="T45">Для </text:span><text:span text:style-name="T67">m</text:span><text:span text:style-name="T45">=2 параметр </text:span><text:span text:style-name="T67">denum</text:span><text:span text:style-name="T45"> может принимать значения состоящие из младшых разрядов </text:span><text:span text:style-name="T46">98</text:span><text:span text:style-name="T45">, а так же 6*</text:span><text:span text:style-name="T67">n</text:span><text:span text:style-name="T45"> старших цифр </text:span><text:span text:style-name="T27">„9“</text:span><text:span text:style-name="T45">.</text:span></text:p>
      <text:p text:style-name="P49"/>
      <text:p text:style-name="P24"><text:span text:style-name="T45">Для </text:span><text:span text:style-name="T67">m</text:span><text:span text:style-name="T45">=</text:span><text:span text:style-name="T47">6</text:span><text:span text:style-name="T45"> параметр </text:span><text:span text:style-name="T67">denum</text:span><text:span text:style-name="T45"> может принимать значения состоящие из младшых разрядов </text:span><text:span text:style-name="T46">9</text:span><text:span text:style-name="T47">94</text:span><text:span text:style-name="T45">, а так же 6*</text:span><text:span text:style-name="T67">n</text:span><text:span text:style-name="T45"> старших цифр „9“.</text:span></text:p>
      <text:p text:style-name="P50"/>
      <text:p text:style-name="P25"><text:span text:style-name="T45">Для </text:span><text:span text:style-name="T67">m</text:span><text:span text:style-name="T45">=</text:span><text:span text:style-name="T48">4</text:span><text:span text:style-name="T45"> параметр </text:span><text:span text:style-name="T67">denum</text:span><text:span text:style-name="T45"> может принимать значения состоящие из младшых разрядов </text:span><text:span text:style-name="T48">9</text:span><text:span text:style-name="T46">9</text:span><text:span text:style-name="T47">9</text:span><text:span text:style-name="T48">6</text:span><text:span text:style-name="T45">, а так же 6*</text:span><text:span text:style-name="T67">n</text:span><text:span text:style-name="T45"> старших цифр „9“.</text:span></text:p>
      <text:p text:style-name="P51"/>
      <text:p text:style-name="P25"><text:span text:style-name="T45">Для </text:span><text:span text:style-name="T67">m</text:span><text:span text:style-name="T45">=</text:span><text:span text:style-name="T48">5</text:span><text:span text:style-name="T45"> параметр </text:span><text:span text:style-name="T67">denum</text:span><text:span text:style-name="T45"> может принимать значения состоящие из младшых разрядов </text:span><text:span text:style-name="T48">9</text:span><text:span text:style-name="T46">9</text:span><text:span text:style-name="T47">9</text:span><text:span text:style-name="T48">95</text:span><text:span text:style-name="T45">, а так же 6*</text:span><text:span text:style-name="T67">n</text:span><text:span text:style-name="T45"> старших цифр „9“.</text:span></text:p>
      <text:p text:style-name="P51"/>
      <text:p text:style-name="P26"><text:span text:style-name="T45">Т</text:span><text:span text:style-name="T27">еперь необходимо доказать, что для любого </text:span><text:span text:style-name="T56">A</text:span><text:span text:style-name="T27">, соответствующий </text:span><text:span text:style-name="T56">denum</text:span><text:span text:style-name="T68"> </text:span><text:span text:style-name="T49">всегда будет иметь одинаковую пропорцию, т. е. </text:span><text:span text:style-name="T68">S</text:span><text:span text:style-name="T49"> = </text:span><text:span text:style-name="T68">A</text:span><text:span text:style-name="T49">/</text:span><text:span text:style-name="T68">denum</text:span><text:span text:style-name="T49"> = 1/7 = 0.(142857)</text:span></text:p>
      <text:p text:style-name="P52"/>
      <text:p text:style-name="P53"><text:tab/></text:p>
      <text:p text:style-name="P53"/>
      <text:p text:style-name="P27"><text:soft-page-break/><text:span text:style-name="T49"><text:tab/>Н</text:span><text:span text:style-name="T27">а основании </text:span><text:span text:style-name="T50">компьютерных </text:span><text:span text:style-name="T27">вычислений видно что эа пропорция всегда выполняется, при разложении на простые числа A всегда будет содержать тот же набор простых чисел что и denum, но denum будет всегда содержать на один множитель «7» больше.</text:span></text:p>
      <text:p text:style-name="P54"/>
      <text:p text:style-name="P28"><text:span text:style-name="T27"><text:tab/>Таким образом для любого </text:span><text:span text:style-name="T56">m</text:span><text:span text:style-name="T27"> и </text:span><text:span text:style-name="T56">n</text:span><text:span text:style-name="T27"> - </text:span><text:span text:style-name="T56">denum</text:span><text:span text:style-name="T27"> в своём разложение на простые числа должен обязательно содержать «7» </text:span><text:span text:style-name="T51">или </text:span><text:span text:style-name="T69">P </text:span><text:span text:style-name="T51">в общем случае</text:span><text:span text:style-name="T27">. Это необходимое, но не достаточное условие для доказательства теоремы.</text:span></text:p>
      <text:p text:style-name="P55"/>
      <text:p text:style-name="P29"><text:span text:style-name="T27"><text:tab/>Достаточным условием будет являться доказательство того что все простые числа на которые могут раскладываться </text:span><text:span text:style-name="T56">A</text:span><text:span text:style-name="T27"> и </text:span><text:span text:style-name="T56">denum</text:span><text:span text:style-name="T27">, при любых </text:span><text:span text:style-name="T56">n </text:span><text:span text:style-name="T27">и</text:span><text:span text:style-name="T56"> m —</text:span><text:span text:style-name="T27"> будут идентичны, и в общем случае теоремы: </text:span><text:span text:style-name="T56">A</text:span><text:span text:style-name="T27"> / </text:span><text:span text:style-name="T56">denum</text:span><text:span text:style-name="T27"> = 1 / </text:span><text:span text:style-name="T56">P</text:span><text:span text:style-name="T27">.</text:span></text:p>
      <text:p text:style-name="P56"/>
      <text:p text:style-name="P30"><text:span text:style-name="T27"><text:tab/>Д</text:span><text:span text:style-name="T52">ля этого необходимо ввести фунции </text:span><text:span text:style-name="T70">A</text:span><text:span text:style-name="T52"> и </text:span><text:span text:style-name="T70">denum</text:span><text:span text:style-name="T52">, зависимые от </text:span><text:span text:style-name="T70">m</text:span><text:span text:style-name="T52"> и </text:span><text:span text:style-name="T70">n </text:span><text:span text:style-name="T52">и</text:span><text:span text:style-name="T70"> </text:span><text:span text:style-name="T52">научиться предсказывать простые числа на которые разлагаются </text:span><text:span text:style-name="T70">A</text:span><text:span text:style-name="T52"> и </text:span><text:span text:style-name="T70">denum</text:span><text:span text:style-name="T52">, при изменении </text:span><text:span text:style-name="T70">m</text:span><text:span text:style-name="T52"> и </text:span><text:span text:style-name="T70">n</text:span><text:span text:style-name="T52">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1"><text:span text:style-name="T54">Автор работы: </text:span><text:span text:style-name="T52">К</text:span><text:span text:style-name="T27">уценко Константин, </text:span><text:span text:style-name="T53">discord: constcut#1679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13:50.454225742</meta:creation-date>
    <meta:generator>LibreOffice/6.0.7.3$Linux_X86_64 LibreOffice_project/00m0$Build-3</meta:generator>
    <dc:date>2019-02-13T16:06:04.490118858</dc:date>
    <meta:editing-duration>PT1H47M17S</meta:editing-duration>
    <meta:editing-cycles>78</meta:editing-cycles>
    <meta:document-statistic meta:table-count="0" meta:image-count="0" meta:object-count="0" meta:page-count="3" meta:paragraph-count="50" meta:word-count="845" meta:character-count="5342" meta:non-whitespace-character-count="4486"/>
  </office:meta>
</office:document-meta>
</file>